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1000000E1F83F47B3E13DAC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4.4339in" svg:height="2.9602in" draw:z-index="0"><draw:image xlink:href="Pictures/1000000000000151000000E1F83F47B3E13DAC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5:01:38.483901432</meta:creation-date>
    <dc:date>2017-01-15T15:02:29.934426078</dc:date>
    <meta:editing-duration>PT5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.0$Linux_X86_64 LibreOffice_project/10m0$Build-2</meta:generator>
  </office:meta>
</office:document-meta>
</file>